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7-14T00:00:00" table:style-name="ce5">
            <text:p>14.07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5" table:formula="of:=[.A7]*([.D7]+50*[.C7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1" table:formula="of:=[.A8]*([.D8]+50*[.C8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6" table:formula="of:=[.A10]*([.D10]+50*[.C10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8" table:formula="of:=[.A11]*([.D11]+50*[.C11])" table:style-name="ce10">
            <text:p>CHF 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6.5" table:formula="of:=SUM([.E6:.E18])" table:number-columns-spanned="2" table:number-rows-spanned="1" table:style-name="ce12">
            <text:p>CHF 196,5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7-14T21:00:47Z</dc:date>
    <meta:editing-cycles>13</meta:editing-cycles>
    <meta:editing-duration>PT18807S</meta:editing-duration>
  </office:meta>
</office:document-meta>
</file>